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" manifest:full-path="ObjectReplacements/Object 15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5/Pictures/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" manifest:full-path="Object 23/Pictures/"/>
  <manifest:file-entry manifest:media-type="text/xml" manifest:full-path="Object 23/content.xml"/>
  <manifest:file-entry manifest:media-type="text/xml" manifest:full-path="Object 23/styles.xml"/>
  <manifest:file-entry manifest:media-type="application/vnd.oasis.opendocument.chart" manifest:full-path="Object 23/"/>
  <manifest:file-entry manifest:media-type="" manifest:full-path="Object 24/Pictures/"/>
  <manifest:file-entry manifest:media-type="text/xml" manifest:full-path="Object 24/content.xml"/>
  <manifest:file-entry manifest:media-type="text/xml" manifest:full-path="Object 24/styles.xml"/>
  <manifest:file-entry manifest:media-type="application/vnd.oasis.opendocument.chart" manifest:full-path="Object 24/"/>
  <manifest:file-entry manifest:media-type="" manifest:full-path="Object 27/Pictures/"/>
  <manifest:file-entry manifest:media-type="text/xml" manifest:full-path="Object 27/content.xml"/>
  <manifest:file-entry manifest:media-type="text/xml" manifest:full-path="Object 27/styles.xml"/>
  <manifest:file-entry manifest:media-type="application/vnd.oasis.opendocument.chart" manifest:full-path="Object 27/"/>
  <manifest:file-entry manifest:media-type="" manifest:full-path="Object 28/Pictures/"/>
  <manifest:file-entry manifest:media-type="text/xml" manifest:full-path="Object 28/content.xml"/>
  <manifest:file-entry manifest:media-type="text/xml" manifest:full-path="Object 28/styles.xml"/>
  <manifest:file-entry manifest:media-type="application/vnd.oasis.opendocument.chart" manifest:full-path="Object 28/"/>
  <manifest:file-entry manifest:media-type="" manifest:full-path="Object 29/Pictures/"/>
  <manifest:file-entry manifest:media-type="text/xml" manifest:full-path="Object 29/content.xml"/>
  <manifest:file-entry manifest:media-type="text/xml" manifest:full-path="Object 29/styles.xml"/>
  <manifest:file-entry manifest:media-type="application/vnd.oasis.opendocument.chart" manifest:full-path="Object 2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Pictures/"/>
  <manifest:file-entry manifest:media-type="text/xml" manifest:full-path="Object 30/content.xml"/>
  <manifest:file-entry manifest:media-type="text/xml" manifest:full-path="Object 30/styles.xml"/>
  <manifest:file-entry manifest:media-type="application/vnd.oasis.opendocument.chart" manifest:full-path="Object 30/"/>
  <manifest:file-entry manifest:media-type="" manifest:full-path="Object 31/Pictures/"/>
  <manifest:file-entry manifest:media-type="text/xml" manifest:full-path="Object 31/content.xml"/>
  <manifest:file-entry manifest:media-type="text/xml" manifest:full-path="Object 31/styles.xml"/>
  <manifest:file-entry manifest:media-type="application/vnd.oasis.opendocument.chart" manifest:full-path="Object 31/"/>
  <manifest:file-entry manifest:media-type="" manifest:full-path="Object 32/Pictures/"/>
  <manifest:file-entry manifest:media-type="text/xml" manifest:full-path="Object 32/content.xml"/>
  <manifest:file-entry manifest:media-type="text/xml" manifest:full-path="Object 32/styles.xml"/>
  <manifest:file-entry manifest:media-type="application/vnd.oasis.opendocument.chart" manifest:full-path="Object 32/"/>
  <manifest:file-entry manifest:media-type="text/xml" manifest:full-path="settings.xml"/>
  <manifest:file-entry manifest:media-type="" manifest:full-path="Object 37/Pictures/"/>
  <manifest:file-entry manifest:media-type="text/xml" manifest:full-path="Object 37/content.xml"/>
  <manifest:file-entry manifest:media-type="text/xml" manifest:full-path="Object 37/styles.xml"/>
  <manifest:file-entry manifest:media-type="application/vnd.oasis.opendocument.chart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655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/>
      <style:paragraph-properties fo:text-align="center" fo:margin-left="0cm"/>
    </style:style>
    <style:style style:name="ce3" style:family="table-cell" style:parent-style-name="Default">
      <style:table-cell-properties style:direction="ltr" style:rotation-angle="0" style:rotation-align="bottom" style:shadow="none"/>
      <style:text-properties style:font-relief="none"/>
    </style:style>
    <style:style style:name="ce4" style:family="table-cell" style:parent-style-name="Default">
      <style:table-cell-properties style:shadow="none"/>
      <style:text-properties style:font-relief="none"/>
    </style:style>
    <style:style style:name="ce5" style:family="table-cell" style:parent-style-name="Default">
      <style:table-cell-properties style:rotation-align="none" style:shadow="none"/>
      <style:text-properties style:font-relief="none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1">
          <table:table-cell office:value-type="float" office:value="1">
            <text:p>1</text:p>
          </table:table-cell>
          <table:table-cell>
            <text:p>项目1</text:p>
          </table:table-cell>
          <table:table-cell>
            <text:p>Test</text:p>
          </table:table-cell>
          <table:table-cell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>
            <text:p>项目2</text:p>
          </table:table-cell>
          <table:table-cell>
            <text:p>Test</text:p>
          </table:table-cell>
          <table:table-cell>
            <text:p>ODF</text:p>
          </table:table-cell>
          <table:table-cell table:style-name="ce3">
            <draw:frame table:end-cell-address="A.I17" draw:z-index="1" draw:name="嵌入的对象（OLE）1" svg:width="8cm" svg:height="7cm" svg:x="2.162cm" svg:y="0.214cm">
              <draw:object draw:notify-on-update-of-ranges="B.J12:B.J12"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5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>
            <text:p>项目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>
            <text:p>项目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>
            <text:p>项目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>
            <text:p>项目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6"/>
          <table:table-cell/>
        </table:table-row>
        <table:table-row table:style-name="ro2">
          <table:table-cell office:value-type="float" office:value="7">
            <text:p>7</text:p>
          </table:table-cell>
          <table:table-cell>
            <text:p>项目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>
            <text:p>项目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>
            <text:p>项目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>
            <text:p>项目1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1">
            <text:p>11.00</text:p>
          </table:table-cell>
          <table:table-cell>
            <text:p>项目1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2">
            <text:p>12.00</text:p>
          </table:table-cell>
          <table:table-cell>
            <text:p>项目1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3">
            <text:p>13.00</text:p>
          </table:table-cell>
          <table:table-cell>
            <text:p>项目1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4">
            <text:p>14.00</text:p>
          </table:table-cell>
          <table:table-cell>
            <text:p>项目1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5">
            <text:p>15.00</text:p>
          </table:table-cell>
          <table:table-cell>
            <text:p>项目1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6">
            <text:p>16.00</text:p>
          </table:table-cell>
          <table:table-cell>
            <text:p>项目1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7">
            <text:p>17.00</text:p>
          </table:table-cell>
          <table:table-cell>
            <text:p>项目1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8">
            <text:p>18.00</text:p>
          </table:table-cell>
          <table:table-cell>
            <text:p>项目1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9">
            <text:p>19.00</text:p>
          </table:table-cell>
          <table:table-cell>
            <text:p>项目1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0">
            <text:p>20.00</text:p>
          </table:table-cell>
          <table:table-cell>
            <text:p>项目2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1">
            <text:p>21.00</text:p>
          </table:table-cell>
          <table:table-cell>
            <text:p>项目21</text:p>
          </table:table-cell>
          <table:table-cell>
            <text:p>Test</text:p>
          </table:table-cell>
          <table:table-cell>
            <text:p>ODF</text:p>
          </table:table-cell>
          <table:table-cell>
            <draw:frame table:end-cell-address="A.I36" draw:z-index="0" svg:width="8cm" svg:height="7cm" svg:x="2.162cm" svg:y="0.43cm">
              <draw:object draw:notify-on-update-of-ranges="A.K6:A.K6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 table:style-name="ce1" office:value-type="float" office:value="22">
            <text:p>22.00</text:p>
          </table:table-cell>
          <table:table-cell>
            <text:p>项目2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3">
            <text:p>23</text:p>
          </table:table-cell>
          <table:table-cell>
            <text:p>项目2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>
            <text:p>项目2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>
            <text:p>项目2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>
            <text:p>项目2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>
            <text:p>项目2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>
            <text:p>项目2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>
            <text:p>项目2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>
            <text:p>项目3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>
            <text:p>项目3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>
            <text:p>项目3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>
            <text:p>项目3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>
            <text:p>项目3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>
            <text:p>项目3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>
            <text:p>项目3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>
            <text:p>项目3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>
            <text:p>项目3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>
            <text:p>项目3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>
            <text:p>项目4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 table:number-rows-repeated="65494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B" table:style-name="ta2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4">
          <table:table-cell office:value-type="float" office:value="1">
            <text:p>1</text:p>
          </table:table-cell>
          <table:table-cell>
            <text:p>项目1</text:p>
          </table:table-cell>
          <table:table-cell>
            <text:p>Test</text:p>
          </table:table-cell>
          <table:table-cell>
            <text:p>ODF</text:p>
          </table:table-cell>
          <table:table-cell table:style-name="ce3"/>
          <table:table-cell table:style-name="ce5">
            <draw:frame table:end-cell-address="B.I17" draw:z-index="0" svg:width="8cm" svg:height="7cm" svg:x="0.996cm" svg:y="0.319cm">
              <draw:object draw:notify-on-update-of-ranges="B.J12:B.J12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>
            <text:p>项目2</text:p>
          </table:table-cell>
          <table:table-cell>
            <text:p>Test</text:p>
          </table:table-cell>
          <table:table-cell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>
            <text:p>项目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4">
            <text:p>4</text:p>
          </table:table-cell>
          <table:table-cell>
            <text:p>项目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>
            <text:p>项目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6">
            <text:p>6</text:p>
          </table:table-cell>
          <table:table-cell>
            <text:p>项目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6"/>
          <table:table-cell/>
        </table:table-row>
        <table:table-row table:style-name="ro3">
          <table:table-cell office:value-type="float" office:value="7">
            <text:p>7</text:p>
          </table:table-cell>
          <table:table-cell>
            <text:p>项目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8">
            <text:p>8</text:p>
          </table:table-cell>
          <table:table-cell>
            <text:p>项目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>
            <text:p>项目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>
            <text:p>项目1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1">
            <text:p>11.00</text:p>
          </table:table-cell>
          <table:table-cell>
            <text:p>项目1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2">
            <text:p>12.00</text:p>
          </table:table-cell>
          <table:table-cell>
            <text:p>项目1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5"/>
          <table:table-cell/>
          <table:table-cell/>
        </table:table-row>
        <table:table-row table:style-name="ro3">
          <table:table-cell table:style-name="ce1" office:value-type="float" office:value="13">
            <text:p>13.00</text:p>
          </table:table-cell>
          <table:table-cell>
            <text:p>项目1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4">
            <text:p>14.00</text:p>
          </table:table-cell>
          <table:table-cell>
            <text:p>项目1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5">
            <text:p>15.00</text:p>
          </table:table-cell>
          <table:table-cell>
            <text:p>项目1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6">
            <text:p>16.00</text:p>
          </table:table-cell>
          <table:table-cell>
            <text:p>项目1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7">
            <text:p>17.00</text:p>
          </table:table-cell>
          <table:table-cell>
            <text:p>项目1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8">
            <text:p>18.00</text:p>
          </table:table-cell>
          <table:table-cell>
            <text:p>项目1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9">
            <text:p>19.00</text:p>
          </table:table-cell>
          <table:table-cell>
            <text:p>项目1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20">
            <text:p>20.00</text:p>
          </table:table-cell>
          <table:table-cell>
            <text:p>项目2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21">
            <text:p>21.00</text:p>
          </table:table-cell>
          <table:table-cell>
            <text:p>项目2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22">
            <text:p>22.00</text:p>
          </table:table-cell>
          <table:table-cell>
            <text:p>项目22</text:p>
          </table:table-cell>
          <table:table-cell>
            <text:p>Test</text:p>
          </table:table-cell>
          <table:table-cell>
            <text:p>ODF</text:p>
          </table:table-cell>
          <table:table-cell/>
          <table:table-cell>
            <draw:frame table:end-cell-address="B.I38" draw:z-index="1" svg:width="8cm" svg:height="7cm" svg:x="1.019cm" svg:y="0.402cm">
              <draw:object draw:notify-on-update-of-ranges="B.K6:B.K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5"/>
        </table:table-row>
        <table:table-row table:style-name="ro3">
          <table:table-cell office:value-type="float" office:value="23">
            <text:p>23</text:p>
          </table:table-cell>
          <table:table-cell>
            <text:p>项目2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4">
            <text:p>24</text:p>
          </table:table-cell>
          <table:table-cell>
            <text:p>项目2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5">
            <text:p>25</text:p>
          </table:table-cell>
          <table:table-cell>
            <text:p>项目2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6">
            <text:p>26</text:p>
          </table:table-cell>
          <table:table-cell>
            <text:p>项目2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7">
            <text:p>27</text:p>
          </table:table-cell>
          <table:table-cell>
            <text:p>项目2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8">
            <text:p>28</text:p>
          </table:table-cell>
          <table:table-cell>
            <text:p>项目2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9">
            <text:p>29</text:p>
          </table:table-cell>
          <table:table-cell>
            <text:p>项目2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0">
            <text:p>30</text:p>
          </table:table-cell>
          <table:table-cell>
            <text:p>项目3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1">
            <text:p>31</text:p>
          </table:table-cell>
          <table:table-cell>
            <text:p>项目3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2">
            <text:p>32</text:p>
          </table:table-cell>
          <table:table-cell>
            <text:p>项目3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3">
            <text:p>33</text:p>
          </table:table-cell>
          <table:table-cell>
            <text:p>项目3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4">
            <text:p>34</text:p>
          </table:table-cell>
          <table:table-cell>
            <text:p>项目3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5">
            <text:p>35</text:p>
          </table:table-cell>
          <table:table-cell>
            <text:p>项目3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6">
            <text:p>36</text:p>
          </table:table-cell>
          <table:table-cell>
            <text:p>项目3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7">
            <text:p>37</text:p>
          </table:table-cell>
          <table:table-cell>
            <text:p>项目3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8">
            <text:p>38</text:p>
          </table:table-cell>
          <table:table-cell>
            <text:p>项目3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9">
            <text:p>39</text:p>
          </table:table-cell>
          <table:table-cell>
            <text:p>项目3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40">
            <text:p>40</text:p>
          </table:table-cell>
          <table:table-cell>
            <text:p>项目4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 table:number-rows-repeated="6549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C" table:style-name="ta3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4">
          <table:table-cell office:value-type="float" office:value="1">
            <text:p>1</text:p>
          </table:table-cell>
          <table:table-cell>
            <text:p>项目1</text:p>
          </table:table-cell>
          <table:table-cell>
            <text:p>Test</text:p>
          </table:table-cell>
          <table:table-cell>
            <text:p>ODF</text:p>
          </table:table-cell>
          <table:table-cell table:style-name="ce3"/>
          <table:table-cell table:style-name="ce5">
            <draw:frame table:end-cell-address="C.I17" draw:z-index="0" svg:width="8cm" svg:height="7cm" svg:x="0.996cm" svg:y="0.319cm">
              <draw:object draw:notify-on-update-of-ranges="C.J12:C.J12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>
            <text:p>项目2</text:p>
          </table:table-cell>
          <table:table-cell>
            <text:p>Test</text:p>
          </table:table-cell>
          <table:table-cell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>
            <text:p>项目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4">
            <text:p>4</text:p>
          </table:table-cell>
          <table:table-cell>
            <text:p>项目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>
            <text:p>项目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6">
            <text:p>6</text:p>
          </table:table-cell>
          <table:table-cell>
            <text:p>项目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6"/>
          <table:table-cell/>
        </table:table-row>
        <table:table-row table:style-name="ro3">
          <table:table-cell office:value-type="float" office:value="7">
            <text:p>7</text:p>
          </table:table-cell>
          <table:table-cell>
            <text:p>项目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8">
            <text:p>8</text:p>
          </table:table-cell>
          <table:table-cell>
            <text:p>项目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>
            <text:p>项目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>
            <text:p>项目1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1">
            <text:p>11.00</text:p>
          </table:table-cell>
          <table:table-cell>
            <text:p>项目1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2">
            <text:p>12.00</text:p>
          </table:table-cell>
          <table:table-cell>
            <text:p>项目1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5"/>
          <table:table-cell/>
          <table:table-cell/>
        </table:table-row>
        <table:table-row table:style-name="ro3">
          <table:table-cell table:style-name="ce1" office:value-type="float" office:value="13">
            <text:p>13.00</text:p>
          </table:table-cell>
          <table:table-cell>
            <text:p>项目1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4">
            <text:p>14.00</text:p>
          </table:table-cell>
          <table:table-cell>
            <text:p>项目1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5">
            <text:p>15.00</text:p>
          </table:table-cell>
          <table:table-cell>
            <text:p>项目1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6">
            <text:p>16.00</text:p>
          </table:table-cell>
          <table:table-cell>
            <text:p>项目1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7">
            <text:p>17.00</text:p>
          </table:table-cell>
          <table:table-cell>
            <text:p>项目1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8">
            <text:p>18.00</text:p>
          </table:table-cell>
          <table:table-cell>
            <text:p>项目1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19">
            <text:p>19.00</text:p>
          </table:table-cell>
          <table:table-cell>
            <text:p>项目1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20">
            <text:p>20.00</text:p>
          </table:table-cell>
          <table:table-cell>
            <text:p>项目2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21">
            <text:p>21.00</text:p>
          </table:table-cell>
          <table:table-cell>
            <text:p>项目2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table:style-name="ce1" office:value-type="float" office:value="22">
            <text:p>22.00</text:p>
          </table:table-cell>
          <table:table-cell>
            <text:p>项目22</text:p>
          </table:table-cell>
          <table:table-cell>
            <text:p>Test</text:p>
          </table:table-cell>
          <table:table-cell>
            <text:p>ODF</text:p>
          </table:table-cell>
          <table:table-cell/>
          <table:table-cell>
            <draw:frame table:end-cell-address="C.I38" draw:z-index="1" svg:width="8cm" svg:height="7cm" svg:x="1.019cm" svg:y="0.402cm">
              <draw:object draw:notify-on-update-of-ranges="C.K6:C.K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5"/>
        </table:table-row>
        <table:table-row table:style-name="ro3">
          <table:table-cell office:value-type="float" office:value="23">
            <text:p>23</text:p>
          </table:table-cell>
          <table:table-cell>
            <text:p>项目2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4">
            <text:p>24</text:p>
          </table:table-cell>
          <table:table-cell>
            <text:p>项目2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5">
            <text:p>25</text:p>
          </table:table-cell>
          <table:table-cell>
            <text:p>项目2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6">
            <text:p>26</text:p>
          </table:table-cell>
          <table:table-cell>
            <text:p>项目2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7">
            <text:p>27</text:p>
          </table:table-cell>
          <table:table-cell>
            <text:p>项目2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8">
            <text:p>28</text:p>
          </table:table-cell>
          <table:table-cell>
            <text:p>项目2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29">
            <text:p>29</text:p>
          </table:table-cell>
          <table:table-cell>
            <text:p>项目2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0">
            <text:p>30</text:p>
          </table:table-cell>
          <table:table-cell>
            <text:p>项目3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1">
            <text:p>31</text:p>
          </table:table-cell>
          <table:table-cell>
            <text:p>项目3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2">
            <text:p>32</text:p>
          </table:table-cell>
          <table:table-cell>
            <text:p>项目3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3">
            <text:p>33</text:p>
          </table:table-cell>
          <table:table-cell>
            <text:p>项目3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4">
            <text:p>34</text:p>
          </table:table-cell>
          <table:table-cell>
            <text:p>项目3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5">
            <text:p>35</text:p>
          </table:table-cell>
          <table:table-cell>
            <text:p>项目3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6">
            <text:p>36</text:p>
          </table:table-cell>
          <table:table-cell>
            <text:p>项目3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7">
            <text:p>37</text:p>
          </table:table-cell>
          <table:table-cell>
            <text:p>项目3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8">
            <text:p>38</text:p>
          </table:table-cell>
          <table:table-cell>
            <text:p>项目3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39">
            <text:p>39</text:p>
          </table:table-cell>
          <table:table-cell>
            <text:p>项目3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>
          <table:table-cell office:value-type="float" office:value="40">
            <text:p>40</text:p>
          </table:table-cell>
          <table:table-cell>
            <text:p>项目4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 table:number-rows-repeated="6549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" table:style-name="ta4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4">
          <table:table-cell office:value-type="float" office:value="1">
            <text:p>1</text:p>
          </table:table-cell>
          <table:table-cell>
            <text:p>项目1</text:p>
          </table:table-cell>
          <table:table-cell>
            <text:p>Test</text:p>
          </table:table-cell>
          <table:table-cell>
            <text:p>ODF</text:p>
          </table:table-cell>
          <table:table-cell table:style-name="ce3"/>
          <table:table-cell table:style-name="ce5">
            <draw:frame table:end-cell-address="D.I16" draw:z-index="0" svg:width="8cm" svg:height="7cm" svg:x="0.996cm" svg:y="0.319cm">
              <draw:object draw:notify-on-update-of-ranges="D.J12:D.J12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>
            <text:p>项目2</text:p>
          </table:table-cell>
          <table:table-cell>
            <text:p>Test</text:p>
          </table:table-cell>
          <table:table-cell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>
            <text:p>项目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>
            <text:p>项目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>
            <text:p>项目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>
            <text:p>项目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6"/>
          <table:table-cell/>
        </table:table-row>
        <table:table-row table:style-name="ro2">
          <table:table-cell office:value-type="float" office:value="7">
            <text:p>7</text:p>
          </table:table-cell>
          <table:table-cell>
            <text:p>项目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>
            <text:p>项目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>
            <text:p>项目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>
            <text:p>项目1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1">
            <text:p>11.00</text:p>
          </table:table-cell>
          <table:table-cell>
            <text:p>项目1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2">
            <text:p>12.00</text:p>
          </table:table-cell>
          <table:table-cell>
            <text:p>项目1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5"/>
          <table:table-cell/>
          <table:table-cell/>
        </table:table-row>
        <table:table-row table:style-name="ro2">
          <table:table-cell table:style-name="ce1" office:value-type="float" office:value="13">
            <text:p>13.00</text:p>
          </table:table-cell>
          <table:table-cell>
            <text:p>项目1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4">
            <text:p>14.00</text:p>
          </table:table-cell>
          <table:table-cell>
            <text:p>项目1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5">
            <text:p>15.00</text:p>
          </table:table-cell>
          <table:table-cell>
            <text:p>项目1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6">
            <text:p>16.00</text:p>
          </table:table-cell>
          <table:table-cell>
            <text:p>项目1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7">
            <text:p>17.00</text:p>
          </table:table-cell>
          <table:table-cell>
            <text:p>项目1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8">
            <text:p>18.00</text:p>
          </table:table-cell>
          <table:table-cell>
            <text:p>项目1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9">
            <text:p>19.00</text:p>
          </table:table-cell>
          <table:table-cell>
            <text:p>项目1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0">
            <text:p>20.00</text:p>
          </table:table-cell>
          <table:table-cell>
            <text:p>项目2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1">
            <text:p>21.00</text:p>
          </table:table-cell>
          <table:table-cell>
            <text:p>项目2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2">
            <text:p>22.00</text:p>
          </table:table-cell>
          <table:table-cell>
            <text:p>项目22</text:p>
          </table:table-cell>
          <table:table-cell>
            <text:p>Test</text:p>
          </table:table-cell>
          <table:table-cell>
            <text:p>ODF</text:p>
          </table:table-cell>
          <table:table-cell/>
          <table:table-cell>
            <draw:frame table:end-cell-address="D.I36" draw:z-index="1" svg:width="8cm" svg:height="7cm" svg:x="1.019cm" svg:y="0.035cm">
              <draw:object draw:notify-on-update-of-ranges="D.K6:D.K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>
            <text:p>项目2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>
            <text:p>项目2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>
            <text:p>项目2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>
            <text:p>项目2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>
            <text:p>项目2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>
            <text:p>项目2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>
            <text:p>项目2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>
            <text:p>项目3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>
            <text:p>项目3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>
            <text:p>项目3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>
            <text:p>项目3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>
            <text:p>项目3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>
            <text:p>项目3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>
            <text:p>项目3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>
            <text:p>项目3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>
            <text:p>项目3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>
            <text:p>项目3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>
            <text:p>项目4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 table:number-rows-repeated="6549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E" table:style-name="ta5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4">
          <table:table-cell office:value-type="float" office:value="1">
            <text:p>1</text:p>
          </table:table-cell>
          <table:table-cell>
            <text:p>项目1</text:p>
          </table:table-cell>
          <table:table-cell>
            <text:p>Test</text:p>
          </table:table-cell>
          <table:table-cell>
            <text:p>ODF</text:p>
          </table:table-cell>
          <table:table-cell table:style-name="ce3"/>
          <table:table-cell table:style-name="ce5">
            <draw:frame table:end-cell-address="E.I16" draw:z-index="0" svg:width="8cm" svg:height="7cm" svg:x="0.996cm" svg:y="0.319cm">
              <draw:object draw:notify-on-update-of-ranges="E.J12:E.J12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>
            <text:p>项目2</text:p>
          </table:table-cell>
          <table:table-cell>
            <text:p>Test</text:p>
          </table:table-cell>
          <table:table-cell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>
            <text:p>项目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>
            <text:p>项目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>
            <text:p>项目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>
            <text:p>项目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6"/>
          <table:table-cell/>
        </table:table-row>
        <table:table-row table:style-name="ro2">
          <table:table-cell office:value-type="float" office:value="7">
            <text:p>7</text:p>
          </table:table-cell>
          <table:table-cell>
            <text:p>项目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>
            <text:p>项目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>
            <text:p>项目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>
            <text:p>项目1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1">
            <text:p>11.00</text:p>
          </table:table-cell>
          <table:table-cell>
            <text:p>项目1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2">
            <text:p>12.00</text:p>
          </table:table-cell>
          <table:table-cell>
            <text:p>项目1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5"/>
          <table:table-cell/>
          <table:table-cell/>
        </table:table-row>
        <table:table-row table:style-name="ro2">
          <table:table-cell table:style-name="ce1" office:value-type="float" office:value="13">
            <text:p>13.00</text:p>
          </table:table-cell>
          <table:table-cell>
            <text:p>项目1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4">
            <text:p>14.00</text:p>
          </table:table-cell>
          <table:table-cell>
            <text:p>项目1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5">
            <text:p>15.00</text:p>
          </table:table-cell>
          <table:table-cell>
            <text:p>项目1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6">
            <text:p>16.00</text:p>
          </table:table-cell>
          <table:table-cell>
            <text:p>项目1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7">
            <text:p>17.00</text:p>
          </table:table-cell>
          <table:table-cell>
            <text:p>项目1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8">
            <text:p>18.00</text:p>
          </table:table-cell>
          <table:table-cell>
            <text:p>项目1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9">
            <text:p>19.00</text:p>
          </table:table-cell>
          <table:table-cell>
            <text:p>项目1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0">
            <text:p>20.00</text:p>
          </table:table-cell>
          <table:table-cell>
            <text:p>项目2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1">
            <text:p>21.00</text:p>
          </table:table-cell>
          <table:table-cell>
            <text:p>项目2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2">
            <text:p>22.00</text:p>
          </table:table-cell>
          <table:table-cell>
            <text:p>项目22</text:p>
          </table:table-cell>
          <table:table-cell>
            <text:p>Test</text:p>
          </table:table-cell>
          <table:table-cell>
            <text:p>ODF</text:p>
          </table:table-cell>
          <table:table-cell/>
          <table:table-cell>
            <draw:frame table:end-cell-address="E.I36" draw:z-index="1" svg:width="8cm" svg:height="7cm" svg:x="1.019cm" svg:y="0.035cm">
              <draw:object draw:notify-on-update-of-ranges="E.K6:E.K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>
            <text:p>项目2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>
            <text:p>项目2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>
            <text:p>项目2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>
            <text:p>项目2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>
            <text:p>项目2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>
            <text:p>项目2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>
            <text:p>项目2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>
            <text:p>项目3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>
            <text:p>项目31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>
            <text:p>项目32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>
            <text:p>项目33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>
            <text:p>项目34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>
            <text:p>项目35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>
            <text:p>项目36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>
            <text:p>项目37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>
            <text:p>项目38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>
            <text:p>项目39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>
            <text:p>项目40</text:p>
          </table:table-cell>
          <table:table-cell>
            <text:p>Test</text:p>
          </table:table-cell>
          <table:table-cell>
            <text:p>ODF</text:p>
          </table:table-cell>
          <table:table-cell table:number-columns-repeated="7"/>
        </table:table-row>
        <table:table-row table:style-name="ro3" table:number-rows-repeated="65495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SimSun" style:language-asian="zh" style:country-asian="CN" style:font-name-complex="Tahoma" style:language-complex="none" style:country-complex="none"/>
    </style:default-style>
    <style:default-style style:family="graphic">
      <style:paragraph-properties style:text-autospace="ideograph-alpha" style:punctuation-wrap="simple" style:line-break="strict" style:writing-mode="pag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5">2009-4-15</text:date>, <text:time>10:41:12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!--645(Build:8693)-->
    <meta:initial-creator>hongyf</meta:initial-creator>
    <meta:creation-date>2009-04-15T09:49:17</meta:creation-date>
    <dc:creator>hongyf</dc:creator>
    <dc:date>2009-04-15T10:41:11</dc:date>
    <dc:language>en-US</dc:language>
    <meta:editing-cycles>2</meta:editing-cycles>
    <meta:editing-duration>PT8M31S</meta:editing-duration>
    <meta:user-defined meta:name="Info 1"/>
    <meta:user-defined meta:name="Info 2"/>
    <meta:user-defined meta:name="Info 3"/>
    <meta:user-defined meta:name="Info 4"/>
    <meta:document-statistic meta:table-count="5" meta:cell-count="809" meta:object-count="10"/>
  </office:meta>
</office:document-meta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24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A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B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6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11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B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C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63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14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C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D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61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12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D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E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61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12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E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B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48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